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ahoma" svg:font-family="Tahoma" style:font-family-generic="swiss"/>
    <style:font-face style:name="SimSun" svg:font-family="SimSun, ??ě?" style:font-pitch="variable"/>
    <style:font-face style:name="Thorndale AMT1" svg:font-family="'Thorndale AMT'" style:font-family-generic="roman" style:font-pitch="variable"/>
    <style:font-face style:name="Thorndale AMT"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Arial1" svg:font-family="Arial" style:font-family-generic="swiss" style:font-pitch="variable"/>
    <style:font-face style:name="Tahoma3" svg:font-family="Tahoma" style:font-family-generic="swiss" style:font-pitch="variable"/>
    <style:font-face style:name="Arial" svg:font-family="Arial" style:font-family-generic="system" style:font-pitch="variable"/>
    <style:font-face style:name="Tahoma1" svg:font-family="Tahoma" style:font-family-generic="system" style:font-pitch="variable"/>
  </office:font-face-decls>
  <office:automatic-styles>
    <style:style style:name="Tabulka1" style:family="table">
      <style:table-properties style:width="8.991cm" table:align="center" style:writing-mode="lr-tb"/>
    </style:style>
    <style:style style:name="Tabulka1.A" style:family="table-column">
      <style:table-column-properties style:column-width="2.993cm"/>
    </style:style>
    <style:style style:name="Tabulka1.B" style:family="table-column">
      <style:table-column-properties style:column-width="2.997cm"/>
    </style:style>
    <style:style style:name="Tabulka1.C" style:family="table-column">
      <style:table-column-properties style:column-width="3cm"/>
    </style:style>
    <style:style style:name="Tabulka1.1" style:family="table-row">
      <style:table-row-properties style:min-row-height="0.12cm" style:keep-together="true"/>
    </style:style>
    <style:style style:name="Tabulka1.A1" style:family="table-cell">
      <style:table-cell-properties fo:padding-left="0.053cm" fo:padding-right="0.053cm" fo:padding-top="0cm" fo:padding-bottom="0cm" fo:border-left="0.002cm solid #000000" fo:border-right="none" fo:border-top="0.002cm solid #000000" fo:border-bottom="0.002cm solid #000000"/>
    </style:style>
    <style:style style:name="Tabulka1.C1" style:family="table-cell">
      <style:table-cell-properties fo:padding-left="0.053cm" fo:padding-right="0.053cm" fo:padding-top="0cm" fo:padding-bottom="0cm" fo:border="0.002cm solid #000000"/>
    </style:style>
    <style:style style:name="Tabulka1.A2" style:family="table-cell">
      <style:table-cell-properties fo:padding-left="0.053cm" fo:padding-right="0.053cm" fo:padding-top="0cm" fo:padding-bottom="0cm" fo:border-left="0.002cm solid #000000" fo:border-right="none" fo:border-top="none" fo:border-bottom="0.002cm solid #000000"/>
    </style:style>
    <style:style style:name="Tabulka1.C2" style:family="table-cell">
      <style:table-cell-properties fo:padding-left="0.053cm" fo:padding-right="0.053cm" fo:padding-top="0cm" fo:padding-bottom="0cm" fo:border-left="0.002cm solid #000000" fo:border-right="0.002cm solid #000000" fo:border-top="none" fo:border-bottom="0.002cm solid #000000"/>
    </style:style>
    <style:style style:name="Tabulka2" style:family="table">
      <style:table-properties style:width="8.999cm" table:align="center" style:writing-mode="lr-tb"/>
    </style:style>
    <style:style style:name="Tabulka2.A" style:family="table-column">
      <style:table-column-properties style:column-width="2.999cm"/>
    </style:style>
    <style:style style:name="Tabulka2.C" style:family="table-column">
      <style:table-column-properties style:column-width="3.002cm"/>
    </style:style>
    <style:style style:name="Tabulka2.1" style:family="table-row">
      <style:table-row-properties style:min-row-height="0.12cm" style:keep-together="true"/>
    </style:style>
    <style:style style:name="Tabulka2.A1" style:family="table-cell">
      <style:table-cell-properties fo:padding-left="0.053cm" fo:padding-right="0.053cm" fo:padding-top="0cm" fo:padding-bottom="0cm" fo:border-left="0.002cm solid #000000" fo:border-right="none" fo:border-top="0.002cm solid #000000" fo:border-bottom="0.002cm solid #000000"/>
    </style:style>
    <style:style style:name="Tabulka2.C1" style:family="table-cell">
      <style:table-cell-properties fo:padding-left="0.053cm" fo:padding-right="0.053cm" fo:padding-top="0cm" fo:padding-bottom="0cm" fo:border="0.002cm solid #000000"/>
    </style:style>
    <style:style style:name="Tabulka2.A2" style:family="table-cell">
      <style:table-cell-properties fo:padding-left="0.053cm" fo:padding-right="0.053cm" fo:padding-top="0cm" fo:padding-bottom="0cm" fo:border-left="0.002cm solid #000000" fo:border-right="none" fo:border-top="none" fo:border-bottom="0.002cm solid #000000"/>
    </style:style>
    <style:style style:name="Tabulka2.C2" style:family="table-cell">
      <style:table-cell-properties fo:padding-left="0.053cm" fo:padding-right="0.053cm" fo:padding-top="0cm" fo:padding-bottom="0cm" fo:border-left="0.002cm solid #000000" fo:border-right="0.002cm solid #000000" fo:border-top="none" fo:border-bottom="0.002cm solid #000000"/>
    </style:style>
    <style:style style:name="Tabulka3" style:family="table" style:master-page-name="">
      <style:table-properties style:width="8.999cm" style:page-number="0" fo:break-before="auto" fo:break-after="auto" table:align="center" fo:background-color="transparent" fo:keep-with-next="auto" style:may-break-between-rows="true" style:writing-mode="lr-tb">
        <style:background-image/>
      </style:table-properties>
    </style:style>
    <style:style style:name="Tabulka3.A" style:family="table-column">
      <style:table-column-properties style:column-width="2.999cm"/>
    </style:style>
    <style:style style:name="Tabulka3.C" style:family="table-column">
      <style:table-column-properties style:column-width="3.002cm"/>
    </style:style>
    <style:style style:name="Tabulka3.1" style:family="table-row">
      <style:table-row-properties style:min-row-height="0.12cm" fo:background-color="transparent" style:keep-together="true">
        <style:background-image/>
      </style:table-row-properties>
    </style:style>
    <style:style style:name="Tabulka3.A1" style:family="table-cell">
      <style:table-cell-properties fo:background-color="transparent" fo:padding-left="0.053cm" fo:padding-right="0.053cm" fo:padding-top="0cm" fo:padding-bottom="0cm" fo:border-left="0.002cm solid #000000" fo:border-right="none" fo:border-top="0.002cm solid #000000" fo:border-bottom="0.002cm solid #000000" style:writing-mode="page">
        <style:background-image/>
      </style:table-cell-properties>
    </style:style>
    <style:style style:name="Tabulka3.C1" style:family="table-cell">
      <style:table-cell-properties fo:background-color="transparent" fo:padding-left="0.053cm" fo:padding-right="0.053cm" fo:padding-top="0cm" fo:padding-bottom="0cm" fo:border="0.002cm solid #000000" style:writing-mode="page">
        <style:background-image/>
      </style:table-cell-properties>
    </style:style>
    <style:style style:name="Tabulka3.A2" style:family="table-cell">
      <style:table-cell-properties fo:background-color="transparent" fo:padding-left="0.053cm" fo:padding-right="0.053cm" fo:padding-top="0cm" fo:padding-bottom="0cm" fo:border-left="0.002cm solid #000000" fo:border-right="none" fo:border-top="none" fo:border-bottom="0.002cm solid #000000" style:writing-mode="page">
        <style:background-image/>
      </style:table-cell-properties>
    </style:style>
    <style:style style:name="Tabulka3.C2" style:family="table-cell">
      <style:table-cell-properties fo:background-color="transparent" fo:padding-left="0.053cm" fo:padding-right="0.053cm" fo:padding-top="0cm" fo:padding-bottom="0cm" fo:border-left="0.002cm solid #000000" fo:border-right="0.002cm solid #000000" fo:border-top="none" fo:border-bottom="0.002cm solid #000000" style:writing-mode="page">
        <style:background-image/>
      </style:table-cell-properties>
    </style:style>
    <style:style style:name="Tabulka4" style:family="table">
      <style:table-properties style:width="8.999cm" table:align="center" style:writing-mode="lr-tb"/>
    </style:style>
    <style:style style:name="Tabulka4.A" style:family="table-column">
      <style:table-column-properties style:column-width="2.999cm"/>
    </style:style>
    <style:style style:name="Tabulka4.C" style:family="table-column">
      <style:table-column-properties style:column-width="3.002cm"/>
    </style:style>
    <style:style style:name="Tabulka4.1" style:family="table-row">
      <style:table-row-properties style:min-row-height="0.12cm" style:keep-together="true"/>
    </style:style>
    <style:style style:name="Tabulka4.A1" style:family="table-cell">
      <style:table-cell-properties fo:padding-left="0.053cm" fo:padding-right="0.053cm" fo:padding-top="0cm" fo:padding-bottom="0cm" fo:border-left="0.002cm solid #000000" fo:border-right="none" fo:border-top="0.002cm solid #000000" fo:border-bottom="0.002cm solid #000000"/>
    </style:style>
    <style:style style:name="Tabulka4.C1" style:family="table-cell">
      <style:table-cell-properties fo:padding-left="0.053cm" fo:padding-right="0.053cm" fo:padding-top="0cm" fo:padding-bottom="0cm" fo:border="0.002cm solid #000000"/>
    </style:style>
    <style:style style:name="Tabulka4.A2" style:family="table-cell">
      <style:table-cell-properties fo:padding-left="0.053cm" fo:padding-right="0.053cm" fo:padding-top="0cm" fo:padding-bottom="0cm" fo:border-left="0.002cm solid #000000" fo:border-right="none" fo:border-top="none" fo:border-bottom="0.002cm solid #000000"/>
    </style:style>
    <style:style style:name="Tabulka4.C2" style:family="table-cell">
      <style:table-cell-properties fo:padding-left="0.053cm" fo:padding-right="0.053cm" fo:padding-top="0cm" fo:padding-bottom="0cm" fo:border-left="0.002cm solid #000000" fo:border-right="0.002cm solid #000000" fo:border-top="none" fo:border-bottom="0.002cm solid #000000"/>
    </style:style>
    <style:style style:name="Tabulka5" style:family="table">
      <style:table-properties style:width="8.991cm" table:align="center" fo:keep-with-next="always" style:writing-mode="lr-tb"/>
    </style:style>
    <style:style style:name="Tabulka5.A" style:family="table-column">
      <style:table-column-properties style:column-width="2.838cm"/>
    </style:style>
    <style:style style:name="Tabulka5.C" style:family="table-column">
      <style:table-column-properties style:column-width="3.314cm"/>
    </style:style>
    <style:style style:name="Tabulka5.1" style:family="table-row">
      <style:table-row-properties style:min-row-height="0.45cm" style:keep-together="true"/>
    </style:style>
    <style:style style:name="Tabulka5.A1" style:family="table-cell">
      <style:table-cell-properties style:vertical-align="bottom" fo:padding-left="0.123cm" fo:padding-right="0.123cm" fo:padding-top="0cm" fo:padding-bottom="0cm" fo:border="0.002cm solid #000000"/>
    </style:style>
    <style:style style:name="Tabulka5.B1" style:family="table-cell">
      <style:table-cell-properties style:vertical-align="bottom" fo:padding-left="0.123cm" fo:padding-right="0.123cm" fo:padding-top="0cm" fo:padding-bottom="0cm" fo:border-left="none" fo:border-right="0.002cm solid #000000" fo:border-top="0.002cm solid #000000" fo:border-bottom="0.002cm solid #000000"/>
    </style:style>
    <style:style style:name="Tabulka5.A2" style:family="table-cell">
      <style:table-cell-properties style:vertical-align="bottom" fo:padding-left="0.123cm" fo:padding-right="0.123cm" fo:padding-top="0cm" fo:padding-bottom="0cm" fo:border-left="0.002cm solid #000000" fo:border-right="0.002cm solid #000000" fo:border-top="none" fo:border-bottom="0.002cm solid #000000"/>
    </style:style>
    <style:style style:name="Tabulka5.B2" style:family="table-cell">
      <style:table-cell-properties style:vertical-align="bottom" fo:padding-left="0.123cm" fo:padding-right="0.123cm" fo:padding-top="0cm" fo:padding-bottom="0cm" fo:border-left="none" fo:border-right="0.002cm solid #000000" fo:border-top="none" fo:border-bottom="0.002cm solid #000000"/>
    </style:style>
    <style:style style:name="Tabulka7" style:family="table">
      <style:table-properties style:width="15cm" table:align="center" style:writing-mode="lr-tb"/>
    </style:style>
    <style:style style:name="Tabulka7.A" style:family="table-column">
      <style:table-column-properties style:column-width="4.995cm"/>
    </style:style>
    <style:style style:name="Tabulka7.B" style:family="table-column">
      <style:table-column-properties style:column-width="5.001cm"/>
    </style:style>
    <style:style style:name="Tabulka7.C" style:family="table-column">
      <style:table-column-properties style:column-width="5.004cm"/>
    </style:style>
    <style:style style:name="Tabulka7.A1" style:family="table-cell">
      <style:table-cell-properties fo:padding="0.097cm" fo:border="none"/>
    </style:style>
    <style:style style:name="Tabulka8" style:family="table">
      <style:table-properties style:width="9.999cm" table:align="center" style:writing-mode="lr-tb"/>
    </style:style>
    <style:style style:name="Tabulka8.A" style:family="table-column">
      <style:table-column-properties style:column-width="4.995cm"/>
    </style:style>
    <style:style style:name="Tabulka8.B" style:family="table-column">
      <style:table-column-properties style:column-width="5.004cm"/>
    </style:style>
    <style:style style:name="Tabulka8.A1" style:family="table-cell">
      <style:table-cell-properties fo:padding="0.097cm" fo:border="none"/>
    </style:style>
    <style:style style:name="P1" style:family="paragraph" style:parent-style-name="Heading_20_1">
      <style:paragraph-properties fo:text-align="center" style:justify-single-word="false"/>
      <style:text-properties style:font-name="Thorndale AMT1"/>
    </style:style>
    <style:style style:name="P2" style:family="paragraph" style:parent-style-name="Standard">
      <style:paragraph-properties fo:margin-top="0cm" fo:margin-bottom="0.4cm" fo:text-align="center" style:justify-single-word="false" style:writing-mode="lr-tb"/>
      <style:text-properties style:font-name="Thorndale AMT1" fo:font-weight="bold" style:font-weight-complex="bold"/>
    </style:style>
    <style:style style:name="P3" style:family="paragraph" style:parent-style-name="Standard">
      <style:paragraph-properties fo:text-align="start" style:justify-single-word="false" style:writing-mode="lr-tb"/>
      <style:text-properties style:font-name="Thorndale AMT1" fo:font-weight="bold"/>
    </style:style>
    <style:style style:name="P4" style:family="paragraph" style:parent-style-name="Text_20_body">
      <style:text-properties style:font-name="Thorndale AMT1"/>
    </style:style>
    <style:style style:name="P5" style:family="paragraph" style:parent-style-name="Standard">
      <style:paragraph-properties fo:text-align="justify" style:justify-single-word="false" style:text-autospace="none" style:writing-mode="lr-tb"/>
      <style:text-properties style:font-name="Thorndale AMT1" fo:font-weight="bold"/>
    </style:style>
    <style:style style:name="P6" style:family="paragraph" style:parent-style-name="Heading_20_2">
      <style:paragraph-properties fo:text-align="start" style:justify-single-word="false"/>
      <style:text-properties style:font-name="Thorndale AMT1"/>
    </style:style>
    <style:style style:name="P7" style:family="paragraph" style:parent-style-name="Standard">
      <style:paragraph-properties fo:text-align="justify" style:justify-single-word="false" style:text-autospace="none" style:writing-mode="lr-tb"/>
      <style:text-properties style:font-name="Thorndale AMT1"/>
    </style:style>
    <style:style style:name="P8" style:family="paragraph" style:parent-style-name="Heading_20_4">
      <style:text-properties style:font-name="Thorndale AMT1" fo:font-weight="bold"/>
    </style:style>
    <style:style style:name="P9" style:family="paragraph" style:parent-style-name="Hlasování">
      <style:paragraph-properties fo:text-align="center" style:justify-single-word="false"/>
      <style:text-properties style:font-name="Thorndale AMT1"/>
    </style:style>
    <style:style style:name="P10" style:family="paragraph" style:parent-style-name="Standard" style:list-style-name="L2">
      <style:paragraph-properties fo:text-align="justify" style:justify-single-word="false" style:text-autospace="none" style:writing-mode="lr-tb"/>
      <style:text-properties style:font-name="Thorndale AMT1"/>
    </style:style>
    <style:style style:name="P11" style:family="paragraph" style:parent-style-name="Standard" style:list-style-name="L2">
      <style:paragraph-properties fo:margin-top="0cm" fo:margin-bottom="0.3cm" fo:text-align="justify" style:justify-single-word="false" style:text-autospace="none" style:writing-mode="lr-tb"/>
      <style:text-properties style:font-name="Thorndale AMT1"/>
    </style:style>
    <style:style style:name="P12" style:family="paragraph" style:parent-style-name="Standard">
      <style:paragraph-properties style:text-autospace="none" style:writing-mode="lr-tb"/>
      <style:text-properties style:font-name="Thorndale AMT1" fo:font-weight="bold" style:font-weight-asian="bold" style:font-weight-complex="bold"/>
    </style:style>
    <style:style style:name="P13" style:family="paragraph" style:parent-style-name="Hlasování">
      <style:paragraph-properties fo:margin-left="0.101cm" fo:margin-right="0.101cm" fo:margin-top="0.03cm" fo:margin-bottom="0.03cm" fo:text-align="center" style:justify-single-word="false" fo:hyphenation-ladder-count="no-limit" fo:text-indent="0cm" style:auto-text-indent="false" style:text-autospace="ideograph-alpha">
        <style:tab-stops>
          <style:tab-stop style:position="2.499cm"/>
          <style:tab-stop style:position="5.001cm"/>
        </style:tab-stops>
      </style:paragraph-properties>
      <style:text-properties style:use-window-font-color="true" fo:font-size="12pt" fo:language="cs" fo:country="CZ" style:font-name-asian="SimSun" style:language-asian="zh" style:country-asian="CN" style:font-name-complex="Times New Roman" style:font-size-complex="12pt" fo:hyphenate="false" fo:hyphenation-remain-char-count="2" fo:hyphenation-push-char-count="2"/>
    </style:style>
    <style:style style:name="P14" style:family="paragraph" style:parent-style-name="Text_20_body">
      <style:paragraph-properties fo:text-align="justify" style:justify-single-word="false"/>
    </style:style>
    <style:style style:name="P15" style:family="paragraph" style:parent-style-name="Standard" style:master-page-name="">
      <style:paragraph-properties fo:text-align="justify" style:justify-single-word="false" fo:background-color="transparent" fo:keep-with-next="always" style:text-autospace="none" style:writing-mode="lr-tb">
        <style:background-image/>
      </style:paragraph-properties>
      <style:text-properties style:font-name="Thorndale AMT1"/>
    </style:style>
    <style:style style:name="P16" style:family="paragraph" style:parent-style-name="Standard">
      <style:paragraph-properties fo:text-align="justify" style:justify-single-word="false" style:text-autospace="none" style:writing-mode="lr-tb">
        <style:tab-stops>
          <style:tab-stop style:position="3.256cm"/>
        </style:tab-stops>
      </style:paragraph-properties>
      <style:text-properties style:font-name="Thorndale AMT1" fo:font-weight="bold" style:font-weight-complex="bold"/>
    </style:style>
    <style:style style:name="P17" style:family="paragraph" style:parent-style-name="Text_20_body" style:master-page-name="">
      <style:paragraph-properties fo:keep-with-next="always"/>
    </style:style>
    <style:style style:name="P18" style:family="paragraph" style:parent-style-name="Text_20_body" style:master-page-name="">
      <style:paragraph-properties fo:keep-together="always"/>
    </style:style>
    <style:style style:name="P19" style:family="paragraph" style:parent-style-name="Standard">
      <style:paragraph-properties fo:text-align="justify" style:justify-single-word="false" style:text-autospace="none" style:writing-mode="lr-tb"/>
      <style:text-properties style:font-name="Thorndale AMT1" fo:font-style="italic" style:font-style-complex="italic"/>
    </style:style>
    <style:style style:name="P20" style:family="paragraph" style:parent-style-name="Heading_20_4" style:master-page-name=""/>
    <style:style style:name="P21" style:family="paragraph" style:parent-style-name="Standard">
      <style:paragraph-properties fo:text-align="justify" style:justify-single-word="false" style:text-autospace="none" style:writing-mode="lr-tb"/>
    </style:style>
    <style:style style:name="P22" style:family="paragraph" style:parent-style-name="Heading_20_2">
      <style:paragraph-properties fo:margin-top="1.42cm" fo:margin-bottom="0.21cm" fo:break-before="page"/>
    </style:style>
    <style:style style:name="P23" style:family="paragraph" style:parent-style-name="Standard">
      <style:paragraph-properties fo:margin-top="0cm" fo:margin-bottom="2cm" fo:text-align="justify" style:justify-single-word="false" style:text-autospace="none" style:writing-mode="lr-tb"/>
      <style:text-properties style:font-name="Thorndale AMT1"/>
    </style:style>
    <style:style style:name="P24" style:family="paragraph" style:parent-style-name="Standard">
      <style:paragraph-properties fo:margin-top="0cm" fo:margin-bottom="1cm" fo:text-align="justify" style:justify-single-word="false" style:text-autospace="none" style:writing-mode="lr-tb"/>
      <style:text-properties style:font-name="Thorndale AMT1"/>
    </style:style>
    <style:style style:name="P25" style:family="paragraph" style:parent-style-name="Standard">
      <style:paragraph-properties fo:margin-top="0.499cm" fo:margin-bottom="2cm" fo:text-align="justify" style:justify-single-word="false" style:text-autospace="none" style:writing-mode="lr-tb"/>
      <style:text-properties style:font-name="Thorndale AMT1"/>
    </style:style>
    <style:style style:name="P26" style:family="paragraph" style:parent-style-name="Standard">
      <style:paragraph-properties fo:text-align="center" style:justify-single-word="false" style:text-autospace="none" style:writing-mode="lr-tb"/>
      <style:text-properties style:font-name="Thorndale AMT1"/>
    </style:style>
    <style:style style:name="P27" style:family="paragraph" style:parent-style-name="Standard">
      <style:paragraph-properties fo:text-align="center" style:justify-single-word="false" style:text-autospace="none" style:writing-mode="lr-tb"/>
      <style:text-properties style:font-name="Thorndale AMT1" fo:font-size="10pt" style:font-size-asian="10pt" style:font-size-complex="10pt"/>
    </style:style>
    <style:style style:name="P28" style:family="paragraph" style:parent-style-name="Standard">
      <style:paragraph-properties fo:margin-top="0.499cm" fo:margin-bottom="2cm"/>
      <style:text-properties style:font-name="Thorndale AMT1"/>
    </style:style>
    <style:style style:name="P29" style:family="paragraph" style:parent-style-name="Standard">
      <style:paragraph-properties fo:text-align="center" style:justify-single-word="false" style:text-autospace="none" style:writing-mode="lr-tb"/>
      <style:text-properties style:font-name="Thorndale AMT1" fo:font-size="12pt" style:font-size-asian="12pt" style:font-size-complex="12pt"/>
    </style:style>
    <style:style style:name="P30" style:family="paragraph" style:parent-style-name="Standard">
      <style:paragraph-properties fo:text-align="center" style:justify-single-word="false" style:text-autospace="none" style:writing-mode="lr-tb">
        <style:tab-stops>
          <style:tab-stop style:position="7.001cm"/>
        </style:tab-stops>
      </style:paragraph-properties>
      <style:text-properties style:font-name="Thorndale AMT1" fo:font-size="10pt" style:font-size-asian="10pt" style:font-size-complex="10pt"/>
    </style:style>
    <style:style style:name="P31" style:family="paragraph" style:parent-style-name="Standard">
      <style:paragraph-properties fo:text-align="justify" style:justify-single-word="false" style:text-autospace="none" style:writing-mode="lr-tb">
        <style:tab-stops>
          <style:tab-stop style:position="7.001cm"/>
        </style:tab-stops>
      </style:paragraph-properties>
      <style:text-properties style:font-name="Thorndale AMT1" fo:font-size="2pt" style:font-size-asian="2pt" style:font-size-complex="2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Thorndale AMT1" fo:font-weight="bold"/>
    </style:style>
    <text:list-style style:name="L1">
      <text:list-level-style-number text:level="1" style:num-format="">
        <style:list-level-properties text:min-label-distance="0.381cm"/>
      </text:list-level-style-number>
      <text:list-level-style-number text:level="2" style:num-suffix="." style:num-format="1"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Zápis z 26./1. zasedání AS FEL</text:h>
      <text:p text:style-name="P2">konaného dne 23. 3. 2007 od 9.00 hodin v místnosti č. 80 v dejvické budově FEL</text:p>
      <text:p text:style-name="P3">a) 26. zasedání</text:p>
      <text:p text:style-name="P4"><text:span text:style-name="T1">Přítomni:</text:span> Michal BEDNAŘÍK, Roman BERKA, Josef DOBEŠ, Jakub FROLEC, Petr HABALA, Vladimír HARTMANN, Jiří HLAVÁČEK, Petr KAŠPAR, Jan KOUTNÍK, Hana KUBÁTOVÁ, Naděžda NĚMCOVÁ, Petr OLŠÁK, Michal PERĎOCH, Lukáš TITO, Kristýna TUČKOVÁ, Vít ZÁHLAVA</text:p>
      <text:p text:style-name="P5">b) 1. zasedání</text:p>
      <text:p text:style-name="P4"><text:span text:style-name="T1">Přítomni:</text:span> <text:s/>Petr BOREŠ, Karol BUJAČEK, Mattia BUTTA, Radomír ČERNOCH, Martin DOBIÁŠ, Jindřich FUKA, Petr HABALA, Karel HOFFMANN, Jan HOLUB, Jaromír KAŠPAR, Josef KOLÁŘ, Michal KUBINYI, Miroslav LEV, Mirko NAVARA, Jiří NOVÁK, Ivan PRAVDA, Martin PŮLPITEL, Petr SKALICKÝ, Jan SLÁMA </text:p>
      <text:p text:style-name="P4"><text:span text:style-name="T1">Omluveni:</text:span> Petr Ježdík, Vítězslav Kříha, Michal Pěchouček, Monika Žáková</text:p>
      <text:p text:style-name="P4"><text:span text:style-name="T1">Hosté:</text:span> rektor Havlíček, zastupující děkan Starý, proděkani J. Bílek, P. Hazdra, P. Ripka, prof. Škvor, Z. Kúkelová.</text:p>
      <text:h text:style-name="P6" text:outline-level="2">Schválení programu zasedání</text:h>
      <text:p text:style-name="P7"><text:span text:style-name="T2">Rektor Havlíček: </text:span>Navrhl zařadit jako bod 2. Informaci rektora o současné situaci ve vedení fakulty.</text:p>
      <text:h text:style-name="P8" text:outline-level="4">Hlasování o schválení programu zasedání:</text:h>
      <table:table table:name="Tabulka1" table:style-name="Tabulka1">
        <table:table-column table:style-name="Tabulka1.A"/>
        <table:table-column table:style-name="Tabulka1.B"/>
        <table:table-column table:style-name="Tabulka1.C"/>
        <table:table-row table:style-name="Tabulka1.1">
          <table:table-cell table:style-name="Tabulka1.A1" office:value-type="string">
            <text:p text:style-name="P9">Pro</text:p>
          </table:table-cell>
          <table:table-cell table:style-name="Tabulka1.A1" office:value-type="string">
            <text:p text:style-name="P9">Proti</text:p>
          </table:table-cell>
          <table:table-cell table:style-name="Tabulka1.C1" office:value-type="string">
            <text:p text:style-name="P9">Zdržel se</text:p>
          </table:table-cell>
        </table:table-row>
        <table:table-row table:style-name="Tabulka1.1">
          <table:table-cell table:style-name="Tabulka1.A2" office:value-type="string">
            <text:p text:style-name="P9">16</text:p>
          </table:table-cell>
          <table:table-cell table:style-name="Tabulka1.A2" office:value-type="string">
            <text:p text:style-name="P9">0</text:p>
          </table:table-cell>
          <table:table-cell table:style-name="Tabulka1.C2" office:value-type="string">
            <text:p text:style-name="P9">0</text:p>
          </table:table-cell>
        </table:table-row>
      </table:table>
      <text:h text:style-name="Heading_20_4" text:outline-level="4">Program 26/1. zasedání byl schválen v této podobě:</text:h>
      <text:list text:style-name="L2">
        <text:list-item>
          <text:p text:style-name="P10">Schválení programu zasedání</text:p>
        </text:list-item>
        <text:list-item>
          <text:p text:style-name="P10">Informace rektora o současné situaci ve vedení fakulty</text:p>
        </text:list-item>
        <text:list-item>
          <text:p text:style-name="P10">Schválení zápisů z minulých zasedání</text:p>
        </text:list-item>
        <text:list-item>
          <text:p text:style-name="P10">Kontrola plnění úkolů</text:p>
        </text:list-item>
        <text:list-item>
          <text:p text:style-name="P10">Ustanovení AS FEL na další volební období</text:p>
        </text:list-item>
        <text:list-item>
          <text:p text:style-name="P10">Volba předsedajícího a tajemníka AS FEL</text:p>
        </text:list-item>
        <text:list-item>
          <text:p text:style-name="P10">Stanovení jednacího jazyka</text:p>
        </text:list-item>
        <text:list-item>
          <text:p text:style-name="P10">Číslování zasedání</text:p>
        </text:list-item>
        <text:list-item>
          <text:p text:style-name="P10">Zařazování účastníků do mailové konference Senát</text:p>
        </text:list-item>
        <text:list-item>
          <text:p text:style-name="P10">Stanovení prioritních úkolů pro AS FEL</text:p>
        </text:list-item>
        <text:list-item>
          <text:p text:style-name="P10">Výjezdní zasedání</text:p>
        </text:list-item>
        <text:list-item>
          <text:p text:style-name="P10">Různé</text:p>
        </text:list-item>
        <text:list-item>
          <text:p text:style-name="P11">Datum příštího zasedání</text:p>
        </text:list-item>
      </text:list>
      <text:p text:style-name="P7"><text:span text:style-name="T2">J. Frolec: </text:span>Informoval nové senátory, že na návrh senátora Navary nechá kolovat papír za účelem navržení priorit nového senátu (bod 10). </text:p>
      <text:p text:style-name="P7"><text:span text:style-name="T2">M. Navara: </text:span>Uvedl, že se mohou účastnit i staří senátoři. Navrhl, že systémem plus/minus se mohou senátoři vyslovit k jednotlivým návrhům.</text:p>
      <text:h text:style-name="Heading_20_2" text:outline-level="2">Informace rektora o současné situaci ve vedení fakulty</text:h>
      <text:p text:style-name="P7"><text:span text:style-name="T2">Rektor Havlíček: </text:span>Informoval, že dne 22.3.2007 předal prof. Škvorovi dopis o odvolání z funkce děkana ke dni 23.3.2007 a zároveň jej v druhém dopise informoval, že tímto končí jeho členství v poradních orgánech rektora. Tentýž den prof. Starému předal dopis, kterým jej pověřil zastupováním děkana FEL ČVUT v plném rozsahu jeho pravomocí včetně předsednictví VR fakulty s účinností od 23.3.2007 do jmenování nově zvoleného děkana a zároveň jej jmenoval členem poradních orgánů rektora ČVUT, kolegia rektora a grémia rektora. (Přečetl znění dopisů a jejich kopie předal předsedovi AS FEL.) Stručně zdůvodnil pověření prof. Starého vedením fakulty - prof. Starý je neutrální k určité polarizaci fakulty na část spojenou s VT, informatikou a část spojenou s klasickými elektrotechnickými programy, prof. Starý nebude kandidovat na děkana FEL. </text:p>
      <text:h text:style-name="Heading_20_2" text:outline-level="2">Schválení zápisů z minulých zasedání</text:h>
      <text:h text:style-name="Heading_20_4" text:outline-level="4">Hlasování o schválení zápisu z 24. řádného zasedání AS FEL:</text:h>
      <table:table table:name="Tabulka2" table:style-name="Tabulka2">
        <table:table-column table:style-name="Tabulka2.A" table:number-columns-repeated="2"/>
        <table:table-column table:style-name="Tabulka2.C"/>
        <table:table-row table:style-name="Tabulka2.1">
          <table:table-cell table:style-name="Tabulka2.A1" office:value-type="string">
            <text:p text:style-name="Hlasování">Pro</text:p>
          </table:table-cell>
          <table:table-cell table:style-name="Tabulka2.A1" office:value-type="string">
            <text:p text:style-name="Hlasování">Proti</text:p>
          </table:table-cell>
          <table:table-cell table:style-name="Tabulka2.C1" office:value-type="string">
            <text:p text:style-name="Hlasování">Zdržel se</text:p>
          </table:table-cell>
        </table:table-row>
        <table:table-row table:style-name="Tabulka2.1">
          <table:table-cell table:style-name="Tabulka2.A2" office:value-type="string">
            <text:p text:style-name="Hlasování">12</text:p>
          </table:table-cell>
          <table:table-cell table:style-name="Tabulka2.A2" office:value-type="string">
            <text:p text:style-name="Hlasování">0</text:p>
          </table:table-cell>
          <table:table-cell table:style-name="Tabulka2.C2" office:value-type="string">
            <text:p text:style-name="Hlasování">4</text:p>
          </table:table-cell>
        </table:table-row>
      </table:table>
      <text:p text:style-name="P12">Zápis byl schválen.</text:p>
      <text:h text:style-name="Heading_20_4" text:outline-level="4">Hlasování o schválení zápisu z 25. řádného zasedání FEL:</text:h>
      <table:table table:name="Tabulka3" table:style-name="Tabulka3">
        <table:table-column table:style-name="Tabulka3.A" table:number-columns-repeated="2"/>
        <table:table-column table:style-name="Tabulka3.C"/>
        <table:table-row table:style-name="Tabulka3.1">
          <table:table-cell table:style-name="Tabulka3.A1" office:value-type="string">
            <text:p text:style-name="P13">Pro</text:p>
          </table:table-cell>
          <table:table-cell table:style-name="Tabulka3.A1" office:value-type="string">
            <text:p text:style-name="P13">Proti</text:p>
          </table:table-cell>
          <table:table-cell table:style-name="Tabulka3.C1" office:value-type="string">
            <text:p text:style-name="P13">Zdržel se</text:p>
          </table:table-cell>
        </table:table-row>
        <table:table-row table:style-name="Tabulka3.1">
          <table:table-cell table:style-name="Tabulka3.A2" office:value-type="string">
            <text:p text:style-name="P13">13</text:p>
          </table:table-cell>
          <table:table-cell table:style-name="Tabulka3.A2" office:value-type="string">
            <text:p text:style-name="P13">0</text:p>
          </table:table-cell>
          <table:table-cell table:style-name="Tabulka3.C2" office:value-type="string">
            <text:p text:style-name="P13">3</text:p>
          </table:table-cell>
        </table:table-row>
      </table:table>
      <text:p text:style-name="P5">Zápis byl schválen.</text:p>
      <text:h text:style-name="Heading_20_2" text:outline-level="2">Kontrola plnění úkolů</text:h>
      <text:h text:style-name="Heading_20_4" text:outline-level="4">1. Prezentace školy navenek (od 3.6.2005)</text:h>
      <text:p text:style-name="P7"><text:span text:style-name="T2">Rektor Havlíček: </text:span>Uvedl, že webové stránky ČVUT jsou soustavně pod snahou o sjednocení struktury, některé fakulty však své stránky považují za lepší. Sdělil, že zatím nepřistoupil k tomu sjednocení fakultám nařídit příkazem rektora.</text:p>
      <text:p text:style-name="P5">Úkol trvá.</text:p>
      <text:h text:style-name="Heading_20_4" text:outline-level="4">2. Komise pro vědu a výzkum ve spolupráci s ekonomickou komisí – zabývat se metodikou rozdělování peněz na specifický výzkum (od 29.4.2005)</text:h>
      <text:p text:style-name="P14"><text:span text:style-name="T2">Rektor Havlíček: </text:span>Informoval o změnách, díky nimž se metodika ČVUT bude odteď lišit od metodiky MŠMT - 1) do alokačního vzorce byl zařazen také údaj počet absolventů magisterských studijních programů, jehož zavedení MŠMT plánuje zavést až za rok nebo za dva, 2) byl změněn váhovaný poměr, podle kterého se počítá průměr z posledních dvou let, z poměru 50:50 na 70:30, 3) u nově vzniklých fakult, které nemají ještě plnou strukturu všech ročníků, se počet absolventů magisterských programů vypočítává uměle.</text:p>
      <text:p text:style-name="P14"><text:span text:style-name="T2">Proděkan Hazdra: </text:span>Doplnil, že od roku 2008 by měla být přijata nová metodika, ke které otevřel diskusi na grémiu děkana ve středu, - na InfoDeku je k dispozici prezentace. Uvedl, že metodika by měla reflektovat nejen změnu vnějších podmínek v rozdělování specifického výzkumu, ale zejména změnu v hodnocení institucionální podpory radou vlády. Sdělil, že dále je třeba se zaměřit na zjednodušení metodiky, preferenci výkonových kritérií, a spravedlivost v rozdělování financí mezi jednotlivá pracoviště.</text:p>
      <text:p text:style-name="P5">Úkol trvá.</text:p>
      <text:h text:style-name="Heading_20_4" text:outline-level="4">3. Metodika pro rozdělování prostor</text:h>
      <text:p text:style-name="P7"><text:span text:style-name="T2">Z. Škvor: </text:span>Informoval, že materiál pro zavedení zpětnovazebních finančních mechanismů je připraven, takovouto zásadní změnu však může zavést pouze děkan a senát s plným mandátem.</text:p>
      <text:p text:style-name="P5">Úkol trvá.</text:p>
      <text:h text:style-name="Heading_20_4" text:outline-level="4">4. AS FEL žádá vedení FEL o průběžné informování o stavu stran dopadu vzniku Ústavu TV ČVUT na FEL. </text:h>
      <text:p text:style-name="P14"><text:span text:style-name="T2">J. Frolec: </text:span>Vznesl dotaz na případné negativní dopady vzniku.</text:p>
      <text:p text:style-name="P14"><text:span text:style-name="T2">Děkan Starý: </text:span>Uvedl, že vedení bude sledovat finanční záležitosti - porovnání starého rozpočtu a nového rozpočtu, aby se ukázalo, zda je to ekonomicky efektivní či ne, a to jak z hlediska fakulty, tak z hlediska ČVUT. Seznámil senátory s tím, že podle čísel to zatím vypadá, že je to mírně ekonomicky pozitivní pro FEL.</text:p>
      <text:p text:style-name="P14"><text:span text:style-name="T2">Rektor Havlíček: </text:span>Uvedl, že z hlediska ČVUT jako celku je ekonomický dopad neutrální, protože tak byl rozpočet ústavu konstruován. Vyjádřil názor, že by vznik ústavu měl být mírně pozitivní pro fakulty, které měly katedry TV, mírně negativní pro fakulty, které katedry neměly.</text:p>
      <text:p text:style-name="P14">Úkol trvá.</text:p>
      <text:h text:style-name="Heading_20_4" text:outline-level="4">5. AS FEL žádá děkana, aby zveřejnil existující audiovizuální záznamy ze zasedání AS FEL od 20. řádného zasedání včetně</text:h>
      <text:p text:style-name="P5">Úkol splněn.</text:p>
      <text:h text:style-name="Heading_20_4" text:outline-level="4">6. AS FEL žádá děkana, aby uvedl internetové stránky fakulty do souladu s vnitřními předpisy, zejména oznamování o konání schůzi poradních sborů a komisí děkana</text:h>
      <text:p text:style-name="P7"><text:span text:style-name="T2">Z. Škvor: </text:span>Uvedl, že přestože ve znění usnesení je uvedeno "uvedl", činí tak průběžně.</text:p>
      <text:p text:style-name="P5">Úkol průběžně plněn. </text:p>
      <text:h text:style-name="Heading_20_4" text:outline-level="4">7. Zvyšování pedagogické kvalifikace učitelů, zvláště doktorandů</text:h>
      <text:p text:style-name="P7"><text:span text:style-name="T2">Z. Škvor: </text:span>Informoval o speciálně připraveném kurzu VYSPA, který je zdarma a je studovatelný on-line nebo pomocí elektronických pomůcek. Uvedl, že vedení kateder byla informována a jsou hledáni zájemci.</text:p>
      <text:p text:style-name="P5">Úkol trvá.</text:p>
      <text:h text:style-name="Heading_20_4" text:outline-level="4">8. AS FEL žádá vedení, aby se i nadále zabývalo možností přesměrování e-mailové adresy absolventů na požádání na dobu tří let</text:h>
      <text:p text:style-name="P7"><text:span text:style-name="T2">Proděkan Hazdra: </text:span>Informoval, že po ukončení letního semestru projevilo zájem 40 studentů, po zimním semestru 150 studentů, kterým bude e-mail přesměrován a po dobu tří let udržován. </text:p>
      <text:p text:style-name="P5">Úkol plněn.</text:p>
      <text:h text:style-name="Heading_20_2" text:outline-level="2">Ustanovení AS FEL na další volební období</text:h>
      <text:p text:style-name="P14"><text:span text:style-name="T2">P. Habala: </text:span>Prohlásil činnost starého senátu za řádně ukončenou. Poděkoval volební komisi za odvedenou práci. Vyzval nový senát, aby se ujal činnosti.</text:p>
      <text:p text:style-name="P14"><text:span text:style-name="T2">Rektor Havlíček: </text:span>Poděkoval dosavadnímu senátu za to, že podle jeho přesvědčení se všichni členové snažili po celou dobu prospět rozvoji FEL a že AS nakonec došel k určitému konsensuálnímu řešení situace, která byla původně velmi vyhrocená. Vyjádřil víru v to, že i nadále budou bývalí senátoři pracovat ve prospěch FEL i ČVUT jako celku.</text:p>
      <text:p text:style-name="P14"><text:span text:style-name="T2">H. Kubátová: </text:span>Poděkovala všem kandidátům (i neúspěšným), kteří projevili zájem o to, udělat něco pro FEL. Konkrétně poděkovala studentům z nového studijního programu, kteří byli ochotni již po prvním semestru kandidovat. Vysvětlila, že dále nekandidovala z nedostatku času. Novým senátorům sdělila, že se nejedná pouze o čas strávený na zasedání, ale i čas strávený jednáním v komisích, přípravou zasedání a čtením dokumentů. Informovala, že řada starých senátorů sepsala materiál o tom, co senát udělal - dokument je veřejně přístupný na serveru Student. Upozornila na rozdíl mezi dvěma volebními kampaněmi - studentská desítka, která kandidovala do starého senátu, byla skupinou studentů, kteří byli schopni se dohodnout a jít do voleb se společným programem. Na plakátu měli pouze napsáno, že podporují některé kandidáty z řad učitelů. V této kampani se však objevily výzvy "toho nevolte". Konstatovala však, že volby jsou podle volebního a jednacího řádu platné. <text:s/></text:p>
      <text:p text:style-name="P14"><text:span text:style-name="T2">V. Záhlava: </text:span>Zdůraznil, že studentská desítka uváděla podporované kandidáty z řad učitelů s jejich souhlasem. </text:p>
      <text:p text:style-name="P14"><text:span text:style-name="T2">H. Kubátová: </text:span>Uvedla, že necítí výčitky svědomí za to, co AS udělal. Vyzdvihla vytvoření nového programu STM. Vyzvala nový senát k zodpovědné práci, popřála mu hodně úspěchů a nabídla svou pomoc. </text:p>
      <text:p text:style-name="P14"><text:span text:style-name="T2">P. Habala: </text:span>Všeobecně shrnul činnost senátu (viz příloha), vyslovil se k činnosti komisí. Z nastávajících úkolů zmínil volbu děkana, schválení statutu, schválení výročních zpráv za roky 2005 a 2006 atd. Jako komunikační kanál navrhl předchozím senátem ustavené diskusní fórum, uzavřená kategorie pro senát. Připravil také stručný přehled činnosti jednotlivých orgánů senátu. Otázal se, zda je pravda, že vedení chystá vystavit senátem neschválenou verzi výroční zprávy za rok 2005. </text:p>
      <text:p text:style-name="P14"><text:span text:style-name="T2">Děkan Starý: </text:span>Připustil tuto možnost jako krizový scénář, dříve však bude zpráva předložena senátu ke schválení. Uvedl, že pokud zpráva nebude schválena, vedení na ní již nebude dále pracovat a zpráva bude vyvěšena s poznámkou, že nebyla schválena senátem.</text:p>
      <text:p text:style-name="P14"><text:span text:style-name="T2">P. Olšák: </text:span>V reakci na situaci kolem výroční zprávy za rok 2005 vyjádřil nespokojenost s tím, že vedení předloží nepřepracovanou výroční zprávu za rok 2005 novému senátu. </text:p>
      <text:p text:style-name="P14"><text:span text:style-name="T2">Proděkan Ripka: </text:span>Připomněl, že senát má podle zákona ještě kontrolní funkci.</text:p>
      <text:p text:style-name="P14"><text:span text:style-name="T2">J. Fuka: </text:span>Poprosil o vysvětlení rozpuštění starého senátu - formulace o rozpuštění, která zazněla na jednání, mu připadala vágní.</text:p>
      <text:p text:style-name="P14"><text:span text:style-name="T2">P. Olšák: </text:span>Odkázal J. Fuku na usnesení č. 69 o zkrácení funkčního období dnem poté, co rektor odvolá děkana, s tím, že v usnesení nebyla stanovena pouze hodina. </text:p>
      <text:h text:style-name="Heading_20_2" text:outline-level="2">Volba předsedajícího a tajemníka AS FEL</text:h>
      <text:p text:style-name="P15"><text:span text:style-name="T2">P. Habala: </text:span>Seznámil nový senát s tradičním mechanismem volby předsedajícího a tajemníka.</text:p>
      <text:p text:style-name="P7"><text:span text:style-name="T2">Z. Škvor: </text:span>Připomněl, že usnesení senátu musí být opatřena dvěma podpisy a doručena sekretariátu děkana a tam archivována. Poprosil, aby dosud nepředaná usnesení starého senátu byla sekretariátu doručena.</text:p>
      <text:p text:style-name="P7">(Vyhlášena přestávka. V jejím průběhu se noví senátoři sešli, dohodli se na kandidátech do předsednictva. Bylo dohodnuto, že volba se uskuteční veřejným hlasováním.)</text:p>
      <text:p text:style-name="P7">Na tajemníka navržen R. Černoch, na předsedajícího P. Boreš. Senát bude prozatím formálně bez předsedy.</text:p>
      <text:h text:style-name="Heading_20_4" text:outline-level="4">Hlasování o tajemníkovi a předsedajícím AS FEL:</text:h>
      <table:table table:name="Tabulka4" table:style-name="Tabulka4">
        <table:table-column table:style-name="Tabulka4.A" table:number-columns-repeated="2"/>
        <table:table-column table:style-name="Tabulka4.C"/>
        <table:table-row table:style-name="Tabulka4.1">
          <table:table-cell table:style-name="Tabulka4.A1" office:value-type="string">
            <text:p text:style-name="Hlasování">Pro</text:p>
          </table:table-cell>
          <table:table-cell table:style-name="Tabulka4.A1" office:value-type="string">
            <text:p text:style-name="Hlasování">Proti</text:p>
          </table:table-cell>
          <table:table-cell table:style-name="Tabulka4.C1" office:value-type="string">
            <text:p text:style-name="Hlasování">Zdržel se</text:p>
          </table:table-cell>
        </table:table-row>
        <table:table-row table:style-name="Tabulka4.1">
          <table:table-cell table:style-name="Tabulka4.A2" office:value-type="string">
            <text:p text:style-name="Hlasování">16</text:p>
          </table:table-cell>
          <table:table-cell table:style-name="Tabulka4.A2" office:value-type="string">
            <text:p text:style-name="Hlasování">0</text:p>
          </table:table-cell>
          <table:table-cell table:style-name="Tabulka4.C2" office:value-type="string">
            <text:p text:style-name="Hlasování">3</text:p>
          </table:table-cell>
        </table:table-row>
      </table:table>
      <text:p text:style-name="P16">Návrh byl schválen.</text:p>
      <text:p text:style-name="P7"/>
      <text:p text:style-name="P7">(Nový předsedající se ujímá vedení zasedání.)</text:p>
      <text:p text:style-name="P7"><text:span text:style-name="T2">P. Boreš: </text:span>Představil jednotlivé senátory. </text:p>
      <text:h text:style-name="Heading_20_2" text:outline-level="2">Stanovení jednacího jazyka</text:h>
      <text:p text:style-name="P7"><text:span text:style-name="T2">P. Boreš: </text:span>Navrhl odhlasovat češtinu jako jednací jazyk.</text:p>
      <text:p text:style-name="P7"><text:span text:style-name="T2">M. Butta: </text:span>Vyzval k diskusi. (Je cizinec, zcela nerozumí.)</text:p>
      <text:p text:style-name="P7"><text:span text:style-name="T2">J. Kašpar: </text:span>Navrhl M. Buttovi, aby se v případě, že nebude rozumět, přihlásil, a ostatní mu to vysvětlí. </text:p>
      <text:p text:style-name="P7"><text:span text:style-name="T2">R. Černoch: </text:span>Zmínil možnost zajištění tlumočníka. </text:p>
      <text:p text:style-name="P7"><text:span text:style-name="T2">M. Butta: </text:span>Úroveň své češtiny označil za nedostatečnou. Navrhl anglický jazyk jako jednací jazyk senátu. Vyjádřil názor, že všichni přítomní hovoří plynně anglicky, nebyl by to pro nikoho problém. Uvedl, že nevyžaduje, aby všechny dokumenty byly překládány do angličtiny, požaduje k nim pouze krátkou základní diskusi v angličtině. </text:p>
      <text:p text:style-name="P7"><text:span text:style-name="T2">M. Navara: </text:span>Navrhl opustit tento bod bez jakéhokoli závěru s tím, že M. Butta může hovořit anglicky. Vyjádřil názor, že tlumočníka nebude senát potřebovat - navrhl, že případně může překládat důležité věci sám.</text:p>
      <text:p text:style-name="P7"><text:span text:style-name="T2">J. Fuka: </text:span>Zdůraznil, že oficiálně je čeština úředním jazykem a senát to musí respektovat. </text:p>
      <text:p text:style-name="P7"><text:span text:style-name="T2">P. Boreš: </text:span>Shrnul diskusi - jednacím jazykem je čeština, je možné, že M. Butta bude mít příspěvky v angličtině.</text:p>
      <text:h text:style-name="Heading_20_2" text:outline-level="2">Číslování zasedání</text:h>
      <text:p text:style-name="P7"><text:span text:style-name="T2">J. Frolec: </text:span>Osvětlil systém dosavadního číslování zasedání. </text:p>
      <text:p text:style-name="P7"><text:span text:style-name="T2">M. Navara: </text:span>Navrhl ignorovat bod, protože zasedání může být určováno i datem. </text:p>
      <text:p text:style-name="P7">(Konstatováno, že bude číslováno od jedničky.)</text:p>
      <text:h text:style-name="Heading_20_2" text:outline-level="2">Zařazování účastníků do mailové konference Senát</text:h>
      <text:p text:style-name="P17"><text:span text:style-name="T2">P. Boreš: </text:span>Konstatoval, že existuje konference senát, v níž jsou zastoupeni staří senátoři, noví senátoři a hosté, dále existují dvě diskusní vlákna na diskusním fóru, z nichž jedno je určeno pouze pro členy senátu, druhé se v podstatě překrývá s mailovou konferencí.</text:p>
      <text:p text:style-name="P18"><text:span text:style-name="T2">K. Tučková: </text:span>Uvedla, že do konference senát mohou přispívat i další lidé - např. vedení, a nejedná se pouze o interní konferenci. Na diskusním fóru je sekce pouze pro senátory, kam přispívají pouze senátoři. Navrhla odstranit starou historii diskusního fóra, smazat příspěvky starých senátorů, a vyčištěné fórum nabídnout novým senátorům.</text:p>
      <text:p text:style-name="Text_20_body"><text:span text:style-name="T2">P. Habala: </text:span>Otázal se, komu přetrvávají problémy s přístupem do mailové senátní konference. (M. Navarovi.)</text:p>
      <text:p text:style-name="Text_20_body"><text:span text:style-name="T2">J. Kašpar: </text:span>Otázal se, kým jsou spravováni účastníci konference - rád by viděl, kdo je účastníkem konference. Vyslovil se pro používání mailových konferencí. </text:p>
      <text:p text:style-name="Text_20_body"><text:span text:style-name="T2">K. Tučková: </text:span>Doporučila záležitosti řešit s SVTI.</text:p>
      <text:p text:style-name="Text_20_body"><text:span text:style-name="T2">P. Habala: </text:span>Doporučil stanovit v senátu kontaktní osobu pro web. Za prioritu označil stávající senátní konferenci, kterou je třeba vyčistit - zprávy chodí lidem, kteří si stěžují - a dohodnout se, zda se povolí přístup některým hostům. </text:p>
      <text:p text:style-name="Text_20_body"><text:span text:style-name="T2">P. Habala: </text:span>Upozornil na problém s přístupem studentů na InfoDek.</text:p>
      <text:p text:style-name="Text_20_body"><text:span text:style-name="T2">P. Boreš: </text:span>Shrnul, že v senátní mailové konferenci budou současní senátoři, senátoři AS ČVUT, členové vedení FEL a rektor. Co se týče diskusního fóra, navrhl staré příspěvky přesunout a do nového vlákna zařadit nové členy AS FEL. </text:p>
      <text:p text:style-name="Text_20_body"><text:span text:style-name="T2">K. Tučková: </text:span>Informovala, že větší změny ohledně fóra provádělo SVTI. Nabídla se, že do doby, než si nový senát zvolí svého moderátora, bude činnost ještě vykonávat. </text:p>
      <text:p text:style-name="Text_20_body"><text:span text:style-name="T2">P. Boreš: </text:span>Poděkoval K. Tučkové za ochotu.</text:p>
      <text:p text:style-name="Text_20_body"><text:span text:style-name="T2">J. Frolec: </text:span>Uvedl, že by byl rád, kdyby bylo možné v konferenci některé ze starých senátorů zachovat, neboť dění v senátu jej zajímá i nadále. </text:p>
      <text:p text:style-name="Text_20_body"><text:span text:style-name="T2">M. Navara: </text:span>V tom případě navrhl rozdělit konferenci na dvě vlákna - jedno pouze pro senátory, druhé širší.</text:p>
      <text:p text:style-name="Text_20_body"><text:span text:style-name="T2">P. Boreš: </text:span>Uvedl, že na příštím zasedání by měly tyto věci být vyřešeny. Vyjádřil názor, že by měla být rozeslána mailová zpráva, že konference bude reorganizována a že, pokud má dotyčný zájem v ní setrvat, ať pošle odpověď.</text:p>
      <text:h text:style-name="Heading_20_2" text:outline-level="2">Stanovení prioritních úkolů pro AS FEL</text:h>
      <text:p text:style-name="P7"><text:span text:style-name="T2">P. Boreš: </text:span>Přečetl navržené náměty včetně počtu hlasů pro a proti - změny ve volebním a jednacím řádu; ukončení situace, kdy si odborný asistent nevydělá výukou na základní plat; snaha o získání co nejvíce silných kandidátů na děkana; diskuse o anketě; situace v halových laboratořích FEL; rozvoj elektronické podpory výuky; ovlivňování voleb do AS; zlepšení propagace FEL; moderování, iniciování diskuse o budoucnosti FEL - programy, priority, počítače versus elektro, nová struktura fakulty; iniciace diskuse o vzniku fakulty informatiky; zvětšení prostoru pro vznik samostatného informatického programu nepodmíněného absolvováním řady elektrotechnických předmětů; nalezení děkana, který předloží vizi FEL a podpoří vznik IT programu, který pokryje poptávku po absolventech. Uvedl, že přepsané náměty včetně počtu hlasů pro a proti rozešle do konference novým senátorům.</text:p>
      <text:p text:style-name="P7">M. Dobiáš: Podal námitku, že se k většině bodů ještě ani nevyjádřil. </text:p>
      <text:p text:style-name="P7"><text:span text:style-name="T2">P. Boreš: </text:span>Konstatoval, že papír bude ještě poslán k vyjádření, a dále budou náměty rozeslány novým senátorům do konference.</text:p>
      <text:h text:style-name="Heading_20_2" text:outline-level="2">Výjezdní zasedání</text:h>
      <text:p text:style-name="P7"><text:span text:style-name="T2">P. Boreš: </text:span>Podal informaci, že víkendové termíny na Temešváru jsou zabrány. Případný termín se domluví na diskusním fóru. </text:p>
      <text:h text:style-name="Heading_20_2" text:outline-level="2">Různé</text:h>
      <text:h text:style-name="Heading_20_3" text:outline-level="3">Změna jednacího dne AS</text:h>
      <text:p text:style-name="Text_20_body"><text:span text:style-name="T2">M. Půlpitel: </text:span>Navrhl změnit pravidelný termín zasedání. Uvedl, že by mu s ohledem na jeho zaměstnání vyhovovalo pondělí až čtvrtek od 17 nebo 18 hodin. Sdělil, že není-li přesun možný, bude chodit pouze na omezenou část zasedání.</text:p>
      <text:p text:style-name="Text_20_body"><text:span text:style-name="T2">P. Boreš: </text:span>Upozornil, že lidé si již vytvořili rozvrhy s ohledem na konání zasedání senátu v pátek. Navrhl dát návrhy na změnu do konference.</text:p>
      <text:p text:style-name="Text_20_body"><text:span text:style-name="T2">Děkan Starý: </text:span>Informoval, že na fakultě je zavedený rytmus konání kolegií a grémií a v návaznosti na nich konání senátu. Uvedl, že nastane-li posun od pátku dopředu, projednávání záležitostí v senátu nebude v nejbližší možné době, ale mnohem později. Upozornil také na velkou vytíženost funkcionářů fakulty (vědecká rada ve středu, porady proděkanů v úterý). <text:s/>Otázal se M. Půlpitla, co je jeho hlavním zaměstnáním, (Práce u soukromé firmy.), a zda studuje v řádném denním studiu. (Ano.) Konstatoval, že z hlediska zákonů a daňových úlev je studium hlavní zaměstnání. Uvedl, že je třeba stanovit si priority.</text:p>
      <text:p text:style-name="Text_20_body"><text:span text:style-name="T2">Rektor Havlíček: </text:span>Informoval, že pondělky jsou vyhrazeny pro grémia rektora a porady děkanů. <text:s/></text:p>
      <text:p text:style-name="Text_20_body"><text:span text:style-name="T2">P. Boreš: </text:span>Zmínil možnost posunu začátku jednání v pátek. Vyjádřil obavu, že přesunutí na jiný den nebude realistické. Za jedinou cestu označil zkrácení doby jednání senátu.</text:p>
      <text:p text:style-name="Text_20_body"><text:span text:style-name="T2">J. Fuka: </text:span>Za sebe upřednostnil začátek jednání v 8 hodin.</text:p>
      <text:p text:style-name="Text_20_body"><text:span text:style-name="T2">P. Boreš: </text:span>Navrhl podat návrhy, udělat průnik a sfázovat s dobou jednání dalších orgánů fakulty.</text:p>
      <text:h text:style-name="Heading_20_3" text:outline-level="3">Komise AS FEL</text:h>
      <text:p text:style-name="Text_20_body"><text:span text:style-name="T2">P. Habala: </text:span>Zdůraznil potřebu rychlého ustanovení komisí a vyzval zájemce k předběžnému přihlášení se do nich. Upozornil, že jednotliví členové mohou pracovat i v několika komisích.</text:p>
      <text:p text:style-name="Text_20_body"><text:span text:style-name="T2">Proděkan Ripka: </text:span>Za aktuální označil komisi ekonomickou s ohledem na blížící se schvalování rozpočtu. Za nejdůležitější označil pedagogickou komisi a navrhl setkání nových a bývalých členů pedagogické komise. </text:p>
      <text:p text:style-name="Text_20_body">(Zájemci se předběžně přihlašují do komisí.)</text:p>
      <text:p text:style-name="Text_20_body"><text:span text:style-name="T2">Proděkan Hazdra: </text:span>Otázal se, zda jde již o návrh komisí, a upozornil, že by komise měly být schváleny.</text:p>
      <text:p text:style-name="Text_20_body"><text:span text:style-name="T2">P. Habala: </text:span>Odpověděl, že jde pouze o předběžný návrh - někteří senátoři chybí, schválení by bylo až na příštím zasedání. </text:p>
      <text:p text:style-name="Text_20_body"><text:span text:style-name="T2">Děkan Starý: </text:span>V souvislosti s diskusí o komisi pro volbu děkana uvedl, že akutními úkoly pro jeho osobu je sestavení rozpočtu a to, aby po něm přišel děkan s plnou pravomocí dělat závažná rozhodnutí. Pokud by nový děkan nebyl zvolen dostatečně rychle, nechce dělat zásadní rozhodnutí. Apeloval proto, aby do komise pro volbu děkana bylo hodně členů a rychle. Sdělil, že by přivítal co nejkratší setrvání v pověřené pozici. Zdůraznil, že nehodlá kandidovat na děkana ani volby žádným způsobem ovlivňovat. Uvedl, že se pokusí připravit novému děkanovi dostatečně volné ruce, aby i přes schválený rozpočet mohl nový děkan přesunout prostředky podle své politiky.</text:p>
      <text:h text:style-name="Heading_20_4" text:outline-level="4">Zájemci o práci v komisích</text:h>
      <text:p text:style-name="P7">Pedagogická komise - Boreš, Bujaček, Černoch, Habala, Kašpar, Navara, Novák, Pravda.</text:p>
      <text:p text:style-name="P7">Ekonomická komise - Dobiáš, Fuka, Holub, Lev, Skalický, Sláma. </text:p>
      <text:p text:style-name="P7">Legislativní komise - Hoffmann, Kubínyi, Půlpitel. </text:p>
      <text:p text:style-name="P7">Komise pro vědu a výzkum - Dobiáš, Navara, Pravda</text:p>
      <text:p text:style-name="P7">Studentská komise: Bujaček, Kašpar, Půlpitel. <text:s/></text:p>
      <text:p text:style-name="P7">Komise pro styk s veřejností: Černoch, Habala, Kašpar, Kubínyi.</text:p>
      <text:p text:style-name="P7">Komise pro volbu děkana: Boreš, Kašpar.</text:p>
      <text:h text:style-name="Heading_20_3" text:outline-level="3">Globální směřování senátu</text:h>
      <text:p text:style-name="P7"><text:span text:style-name="T2">K. Hoffmann: </text:span>Dosud řešené problémy označil za dílčí. Za důležitější považuje určení globálního směřování senátu. Vyjádřil názor, že úkolem senátu by měla být iniciace diskuse /analýzy/ vedoucí k získání seznamu nejzávažnějších problémů fakulty, k nimž by se vyjádřili kandidáti na děkana a navrhli řešení. Označil situaci FEL za velmi vážnou, řešení je možné najít jen v širokém konsensu všech zúčastněných, přičemž senát by měl být jakýmsi iniciátorem diskuse.</text:p>
      <text:p text:style-name="P7"><text:span text:style-name="T2">N. Němcová: </text:span>Připomněla, že senát má kontrolní funkci a že existuje dlouhodobý záměr. Doporučila senátorům, aby se podívali, do jaké míry je splněn. </text:p>
      <text:p text:style-name="P7"><text:span text:style-name="T2">P. Boreš: </text:span>V reakci na K. Hoffmanna navrhl, aby jeho návrh byl zformulován jako jeden z bodů na papíru navržení priorit nového AS.</text:p>
      <text:p text:style-name="P19"/>
      <text:p text:style-name="P7"><text:span text:style-name="T2">K. Tučková: </text:span>S ohledem na nutnost vyvěšení dokumentů týkajících se zasedání se otázala, kdo ze senátorů by vykonával funkci webmastera. </text:p>
      <text:p text:style-name="P7"><text:span text:style-name="T2">J. Kašpar: </text:span>Otázal se K. Tučkové, zda je ochotná funkci vykonávat i nadále. (Ne.)</text:p>
      <text:p text:style-name="P7">(Jako kontaktní osoba na web byl určen R. Černoch.)</text:p>
      <text:p text:style-name="P7"><text:span text:style-name="T2">P. Habala: </text:span>Připomněl, že před každým zasedáním by měla viset na dveřích informace o tom, že se zasedání nahrává.</text:p>
      <text:h text:style-name="Heading_20_2" text:outline-level="2">Datum příštího zasedání</text:h>
      <text:p text:style-name="P7">Navrženo datum 30.3.2007, od 9.00 hodin.</text:p>
      <text:p text:style-name="P7"><text:span text:style-name="T2">K. Hoffmann: </text:span>Upozornil, že místnost č. 80 není v pátek 30.3. volná. </text:p>
      <text:p text:style-name="P7"><text:span text:style-name="T2">Z. Škvor: </text:span>Uvedl, že si není jist, zda bude SVTI schopno zvládnout přenos na internet z jiné místnosti.</text:p>
      <text:p text:style-name="P7"><text:span text:style-name="T2">Děkan Starý</text:span>: Vyjádřil názor, že by technické problémy neměly na elektrotechnické fakultě bránit svolání senátu. </text:p>
      <text:h text:style-name="P20" text:outline-level="4">Hlasování o termínu příštího zasedání:</text:h>
      <table:table table:name="Tabulka5" table:style-name="Tabulka5">
        <table:table-column table:style-name="Tabulka5.A" table:number-columns-repeated="2"/>
        <table:table-column table:style-name="Tabulka5.C"/>
        <table:table-row table:style-name="Tabulka5.1">
          <table:table-cell table:style-name="Tabulka5.A1" office:value-type="string">
            <text:p text:style-name="Hlasování">Pro</text:p>
          </table:table-cell>
          <table:table-cell table:style-name="Tabulka5.B1" office:value-type="string">
            <text:p text:style-name="Hlasování">Proti</text:p>
          </table:table-cell>
          <table:table-cell table:style-name="Tabulka5.B1" office:value-type="string">
            <text:p text:style-name="Hlasování">Zdržel se</text:p>
          </table:table-cell>
        </table:table-row>
        <table:table-row table:style-name="Tabulka5.1">
          <table:table-cell table:style-name="Tabulka5.A2" office:value-type="string">
            <text:p text:style-name="Hlasování">17</text:p>
          </table:table-cell>
          <table:table-cell table:style-name="Tabulka5.B2" office:value-type="string">
            <text:p text:style-name="Hlasování">0</text:p>
          </table:table-cell>
          <table:table-cell table:style-name="Tabulka5.B2" office:value-type="string">
            <text:p text:style-name="Hlasování">0</text:p>
          </table:table-cell>
        </table:table-row>
      </table:table>
      <text:p text:style-name="P21"><text:span text:style-name="T3">Termín příštího zasedání byl schválen.</text:span></text:p>
      <text:h text:style-name="P22" text:outline-level="2" text:is-list-header="true">Důležité termíny:</text:h>
      <text:p text:style-name="P23">Datum dalšího zasedání 31. 3. 2007.</text:p>
      <text:p text:style-name="P24">V Praze dne 27.3.2007</text:p>
      <text:p text:style-name="P25">a) pro 26. zasedání</text:p>
      <table:table table:name="Tabulka7" table:style-name="Tabulka7">
        <table:table-column table:style-name="Tabulka7.A"/>
        <table:table-column table:style-name="Tabulka7.B"/>
        <table:table-column table:style-name="Tabulka7.C"/>
        <table:table-row>
          <table:table-cell table:style-name="Tabulka7.A1" office:value-type="string">
            <text:p text:style-name="P26">Petr Habala</text:p>
          </table:table-cell>
          <table:table-cell table:style-name="Tabulka7.A1" office:value-type="string">
            <text:p text:style-name="P26">Jakub Frolec</text:p>
          </table:table-cell>
          <table:table-cell table:style-name="Tabulka7.A1" office:value-type="string">
            <text:p text:style-name="P26">Tomáš Vítek</text:p>
          </table:table-cell>
        </table:table-row>
        <table:table-row>
          <table:table-cell table:style-name="Tabulka7.A1" office:value-type="string">
            <text:p text:style-name="P27">předseda AS FEL</text:p>
          </table:table-cell>
          <table:table-cell table:style-name="Tabulka7.A1" office:value-type="string">
            <text:p text:style-name="P27">předsedající AS FEL</text:p>
          </table:table-cell>
          <table:table-cell table:style-name="Tabulka7.A1" office:value-type="string">
            <text:p text:style-name="P27">tajemník AS FEL</text:p>
          </table:table-cell>
        </table:table-row>
      </table:table>
      <text:p text:style-name="P28">b) pro 1. zasedání</text:p>
      <table:table table:name="Tabulka8" table:style-name="Tabulka8">
        <table:table-column table:style-name="Tabulka8.A"/>
        <table:table-column table:style-name="Tabulka8.B"/>
        <table:table-row>
          <table:table-cell table:style-name="Tabulka8.A1" office:value-type="string">
            <text:p text:style-name="P29">Petr Boreš</text:p>
          </table:table-cell>
          <table:table-cell table:style-name="Tabulka8.A1" office:value-type="string">
            <text:p text:style-name="P29">Radomír Černoch</text:p>
          </table:table-cell>
        </table:table-row>
        <table:table-row>
          <table:table-cell table:style-name="Tabulka8.A1" office:value-type="string">
            <text:p text:style-name="P30">předsedající AS FEL</text:p>
          </table:table-cell>
          <table:table-cell table:style-name="Tabulka8.A1" office:value-type="string">
            <text:p text:style-name="P30">tajemník AS FEL</text:p>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ahoma" svg:font-family="Tahoma" style:font-family-generic="swiss"/>
    <style:font-face style:name="SimSun" svg:font-family="SimSun, ??ě?" style:font-pitch="variable"/>
    <style:font-face style:name="Thorndale AMT1" svg:font-family="'Thorndale AMT'" style:font-family-generic="roman" style:font-pitch="variable"/>
    <style:font-face style:name="Thorndale AMT" svg:font-family="'Thorndale AMT'" style:font-adornments="Tučné"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AMT1" svg:font-family="'Albany AMT', Arial" style:font-family-generic="swiss" style:font-pitch="variable"/>
    <style:font-face style:name="Arial1" svg:font-family="Arial" style:font-family-generic="swiss" style:font-pitch="variable"/>
    <style:font-face style:name="Tahoma3" svg:font-family="Tahoma" style:font-family-generic="swiss" style:font-pitch="variable"/>
    <style:font-face style:name="Arial" svg:font-family="Ari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cs" fo:country="CZ" style:font-size-asian="12pt" style:language-asian="cs" style:country-asian="CZ" style:font-size-complex="12pt" style:language-complex="cs" style:country-complex="CZ"/>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cs" fo:country="CZ" style:font-name-asian="Times New Roman" style:font-size-asian="12pt" style:language-asian="cs" style:country-asian="CZ" style:font-name-complex="Times New Roman" style:font-size-complex="12pt" style:language-complex="cs" style:country-complex="CZ"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ideograph-alpha"/>
      <style:text-properties style:use-window-font-color="true" fo:font-size="12pt" fo:language="cs" fo:country="CZ" style:font-name-asian="SimSun" style:language-asian="zh" style:country-asian="CN" style:font-name-complex="Times New Roman" style:font-size-complex="12pt"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justify"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rial"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text-align="center" style:justify-single-word="false" fo:background-color="transparent">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text-properties fo:font-size="14pt" fo:font-style="normal"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AMT" fo:font-size="12pt" fo:font-style="normal"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lbany AMT1" fo:font-size="14pt" style:font-name-asian="Arial1" style:font-name-complex="Tahoma3" style:font-size-complex="14pt"/>
    </style:style>
    <style:style style:name="caption" style:family="paragraph" style:parent-style-name="Standard">
      <style:paragraph-properties fo:margin-top="0.212cm" fo:margin-bottom="0.212cm"/>
      <style:text-properties fo:font-style="italic" style:font-name-complex="Tahoma" style:font-style-complex="italic"/>
    </style:style>
    <style:style style:name="Index_20__28_user_29_" style:display-name="Index (user)" style:family="paragraph" style:parent-style-name="Standard">
      <style:text-properties style:font-name-complex="Tahoma"/>
    </style:style>
    <style:style style:name="Table_20_Contents_20__28_user_29_" style:display-name="Table Contents (user)" style:family="paragraph" style:parent-style-name="Standard"/>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complex="bold"/>
    </style:style>
    <style:style style:name="Hlasování" style:family="paragraph" style:parent-style-name="Standard" style:next-style-name="Standard" style:master-page-name="">
      <style:paragraph-properties fo:margin-left="0.101cm" fo:margin-right="0.101cm" fo:margin-top="0.03cm" fo:margin-bottom="0.03cm" fo:text-align="center" style:justify-single-word="false" fo:text-indent="0cm" style:auto-text-indent="false">
        <style:tab-stops>
          <style:tab-stop style:position="2.499cm"/>
          <style:tab-stop style:position="5.001cm"/>
        </style:tab-stops>
      </style:paragraph-properties>
    </style:style>
    <style:style style:name="Tema_20_hlasování" style:display-name="Tema hlasování" style:family="paragraph" style:parent-style-name="Standard" style:next-style-name="Hlasování">
      <style:paragraph-properties fo:margin-top="0.3cm" fo:margin-bottom="0.101cm"/>
    </style:style>
    <style:style style:name="Numbering_20_Symbols" style:display-name="Numbering Symbols" style:family="text"/>
    <style:style style:name="Default_20_Paragraph_20_Font" style:display-name="Default Paragraph Font" style:family="text">
      <style:text-properties style:use-window-font-color="true" style:font-name="Times New Roman" fo:font-size="12pt" fo:language="cs" fo:country="CZ" style:font-name-asian="Times New Roman" style:language-asian="cs" style:country-asian="CZ"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Zápis z 26./1. zasedání AS FEL</dc:title>
    <meta:creation-date>2007-04-15T20:59:12</meta:creation-date>
    <dc:date>2007-04-15T21:29:37</dc:date>
    <dc:language>cs-CZ</dc:language>
    <meta:editing-cycles>0</meta:editing-cycles>
    <meta:editing-duration>PT0S</meta:editing-duration>
    <meta:user-defined meta:name="Info 1"/>
    <meta:user-defined meta:name="Info 2"/>
    <meta:user-defined meta:name="Info 3"/>
    <meta:user-defined meta:name="Info 4"/>
    <meta:document-statistic meta:table-count="7" meta:image-count="0" meta:object-count="0" meta:page-count="8" meta:paragraph-count="199" meta:word-count="3017" meta:character-count="19777"/>
  </office:meta>
</office:document-meta>
</file>